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100000CC29B17D30F21A948BF.jpg" manifest:media-type="image/jpeg"/>
  <manifest:file-entry manifest:full-path="Pictures/100000000000099100000CC2CBF1274161CA1E96.jpg" manifest:media-type="image/jpeg"/>
  <manifest:file-entry manifest:full-path="Pictures/100000000000099100000CC208595C843A1E72C4.jpg" manifest:media-type="image/jpeg"/>
  <manifest:file-entry manifest:full-path="Pictures/100000000000099100000CC2E3176D5471C029D0.jpg" manifest:media-type="image/jpeg"/>
  <manifest:file-entry manifest:full-path="Pictures/100000000000099100000CC249C0976AFC18A38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-color="#ffffff" draw:opacity="100%" draw:opacity-name="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-color="#ffffff" draw:opacity="100%"/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7.992cm" svg:x="0cm" svg:y="0.855cm">
          <draw:image xlink:href="Pictures/100000000000099100000CC29B17D30F21A948BF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0.989cm" svg:height="27.992cm" svg:x="0cm" svg:y="0.855cm">
          <draw:image xlink:href="Pictures/100000000000099100000CC2CBF1274161CA1E96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0.989cm" svg:height="27.992cm" svg:x="0cm" svg:y="0.855cm">
          <draw:image xlink:href="Pictures/100000000000099100000CC208595C843A1E72C4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frame draw:style-name="gr1" draw:text-style-name="P1" draw:layer="layout" svg:width="20.989cm" svg:height="27.992cm" svg:x="0cm" svg:y="0.855cm">
          <draw:image xlink:href="Pictures/100000000000099100000CC2E3176D5471C029D0.jpg" xlink:type="simple" xlink:show="embed" xlink:actuate="onLoad" draw:mime-type="image/jpeg">
            <text:p/>
          </draw:image>
        </draw:frame>
      </draw:page>
      <draw:page draw:name="page5" draw:style-name="dp1" draw:master-page-name="master-page3">
        <draw:frame draw:style-name="gr1" draw:text-style-name="P1" draw:layer="layout" svg:width="20.989cm" svg:height="27.992cm" svg:x="0cm" svg:y="0.855cm">
          <draw:image xlink:href="Pictures/100000000000099100000CC249C0976AFC18A38F.jpg" xlink:type="simple" xlink:show="embed" xlink:actuate="onLoad" draw:mime-type="image/jpeg">
            <text:p/>
          </draw:image>
        </draw:frame>
        <draw:rect draw:name="RectangleRedactionShape" draw:style-name="gr2" draw:text-style-name="P2" draw:layer="layout" svg:width="5.5cm" svg:height="1.5cm" svg:x="3.25cm" svg:y="21cm">
          <text:p/>
        </draw:rect>
        <draw:rect draw:name="RectangleRedactionShape" draw:style-name="gr2" draw:text-style-name="P2" draw:layer="layout" svg:width="5cm" svg:height="1.5cm" svg:x="11cm" svg:y="20.5cm">
          <text:p/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8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30T10:37:47.380000000</dc:date>
    <meta:editing-duration>PT5M40S</meta:editing-duration>
    <meta:editing-cycles>1</meta:editing-cycles>
    <meta:document-statistic meta:object-count="7"/>
    <meta:generator>LibreOffice/7.1.6.2$Windows_X86_64 LibreOffice_project/0e133318fcee89abacd6a7d077e292f1145735c3</meta:generator>
  </office:meta>
</office:document-meta>
</file>